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DejaVu Sans Condensed1" svg:font-family="'DejaVu Sans Condensed'" style:font-family-generic="swiss"/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3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6.80000019073486pt" style:language-asian="zxx" style:country-asian="none" style:font-style-asian="normal" style:font-weight-asian="normal" style:font-name-complex="DejaVu Sans Condensed2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781">395781</text:a></text:p>
          </table:table-cell>
          <table:table-cell office:value-type="string">
            <text:p>Indicate the tree level of items in the Gaim (post 2.0 beta 3.1) buddy lis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0050">380050</text:a></text:p>
          </table:table-cell>
          <table:table-cell office:value-type="string">
            <text:p>New window should be focused after user presses "Quit" or "Preferences" button in orca preferences window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745">355745</text:a></text:p>
          </table:table-cell>
          <table:table-cell office:value-type="string">
            <text:p>[blocked] Firefox web proxy entry cannot be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480">407480</text:a></text:p>
          </table:table-cell>
          <table:table-cell office:value-type="string">
            <text:p>Orca quits when running "orca --help"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0:.F5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1:.F5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2:.F5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3:.F5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4:.F5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formula="oooc:=AVERAGE([.A55:.F55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formula="oooc:=AVERAGE([.A56:.F56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formula="oooc:=AVERAGE([.A57:.F57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formula="oooc:=AVERAGE([.A58:.F58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ooc:=AVERAGE([.A59:.F59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formula="oooc:=AVERAGE([.A60:.F60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formula="oooc:=AVERAGE([.A61:.F61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formula="oooc:=AVERAGE([.A62:.F62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formula="oooc:=AVERAGE([.A63:.F63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.1">
            <text:p>11.1</text:p>
          </table:table-cell>
          <table:table-cell table:number-columns-repeated="5"/>
          <table:table-cell table:formula="oooc:=AVERAGE([.A64:.F64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.2">
            <text:p>11.2</text:p>
          </table:table-cell>
          <table:table-cell table:number-columns-repeated="5"/>
          <table:table-cell table:formula="oooc:=AVERAGE([.A65:.F65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formula="oooc:=AVERAGE([.A66:.F66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.1">
            <text:p>12.1</text:p>
          </table:table-cell>
          <table:table-cell table:number-columns-repeated="5"/>
          <table:table-cell table:formula="oooc:=AVERAGE([.A67:.F67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formula="oooc:=AVERAGE([.A68:.F68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.1">
            <text:p>14.1</text:p>
          </table:table-cell>
          <table:table-cell table:number-columns-repeated="5"/>
          <table:table-cell table:formula="oooc:=AVERAGE([.A69:.F69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.2">
            <text:p>14.2</text:p>
          </table:table-cell>
          <table:table-cell table:number-columns-repeated="5"/>
          <table:table-cell table:formula="oooc:=AVERAGE([.A70:.F70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.3">
            <text:p>14.3</text:p>
          </table:table-cell>
          <table:table-cell table:number-columns-repeated="5"/>
          <table:table-cell table:formula="oooc:=AVERAGE([.A71:.F71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formula="oooc:=AVERAGE([.A72:.F72])" office:value-type="float" office:value="15">
            <text:p>1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formula="oooc:=AVERAGE([.A73:.F73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table:formula="oooc:=AVERAGE([.A74:.F74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table:formula="oooc:=AVERAGE([.A75:.F75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formula="oooc:=AVERAGE([.A76:.F76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formula="oooc:=AVERAGE([.A77:.F77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formula="oooc:=AVERAGE([.A78:.F78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1">
            <text:p>22.1</text:p>
          </table:table-cell>
          <table:table-cell table:number-columns-repeated="5"/>
          <table:table-cell table:formula="oooc:=AVERAGE([.A79:.F79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2">
            <text:p>22.2</text:p>
          </table:table-cell>
          <table:table-cell table:number-columns-repeated="5"/>
          <table:table-cell table:formula="oooc:=AVERAGE([.A80:.F80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3">
            <text:p>22.3</text:p>
          </table:table-cell>
          <table:table-cell table:number-columns-repeated="5"/>
          <table:table-cell table:formula="oooc:=AVERAGE([.A81:.F81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4">
            <text:p>22.4</text:p>
          </table:table-cell>
          <table:table-cell table:number-columns-repeated="5"/>
          <table:table-cell table:formula="oooc:=AVERAGE([.A82:.F82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5">
            <text:p>22.5</text:p>
          </table:table-cell>
          <table:table-cell table:number-columns-repeated="5"/>
          <table:table-cell table:formula="oooc:=AVERAGE([.A83:.F83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6">
            <text:p>22.6</text:p>
          </table:table-cell>
          <table:table-cell table:number-columns-repeated="5"/>
          <table:table-cell table:formula="oooc:=AVERAGE([.A84:.F84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7">
            <text:p>22.7</text:p>
          </table:table-cell>
          <table:table-cell table:number-columns-repeated="5"/>
          <table:table-cell table:formula="oooc:=AVERAGE([.A85:.F85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formula="oooc:=AVERAGE([.A86:.F86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table:formula="oooc:=AVERAGE([.A87:.F87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table:formula="oooc:=AVERAGE([.A88:.F88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table:formula="oooc:=AVERAGE([.A89:.F89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table:formula="oooc:=AVERAGE([.A90:.F90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table:formula="oooc:=AVERAGE([.A91:.F91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table:formula="oooc:=AVERAGE([.A92:.F92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formula="oooc:=AVERAGE([.A93:.F93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ucash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table:formula="oooc:=AVERAGE([.A94:.F94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formula="oooc:=AVERAGE([.A95:.F95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  <table:table-cell table:formula="oooc:=AVERAGE([.A96:.F96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table:formula="oooc:=AVERAGE([.A97:.F97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table:formula="oooc:=AVERAGE([.A98:.F98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table:formula="oooc:=AVERAGE([.A99:.F99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table:formula="oooc:=AVERAGE([.A100:.F100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8">
            <text:p>38</text:p>
          </table:table-cell>
          <table:table-cell table:number-columns-repeated="5"/>
          <table:table-cell table:formula="oooc:=AVERAGE([.A101:.F101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Plann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table:formula="oooc:=AVERAGE([.A102:.F102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table:formula="oooc:=AVERAGE([.A103:.F103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formula="oooc:=AVERAGE([.A104:.F104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table:formula="oooc:=AVERAGE([.A105:.F105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  <table:table-cell table:formula="oooc:=AVERAGE([.A106:.F106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table:formula="oooc:=AVERAGE([.A107:.F107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  <table:table-cell table:formula="oooc:=AVERAGE([.A108:.F108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formula="oooc:=AVERAGE([.A109:.F109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Lifere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7">
            <text:p>47</text:p>
          </table:table-cell>
          <table:table-cell table:number-columns-repeated="5"/>
          <table:table-cell table:formula="oooc:=AVERAGE([.A110:.F110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table:formula="oooc:=AVERAGE([.A111:.F111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table:formula="oooc:=AVERAGE([.A112:.F112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table:formula="oooc:=AVERAGE([.A113:.F113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table:formula="oooc:=AVERAGE([.A114:.F114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table:formula="oooc:=AVERAGE([.A115:.F115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table:formula="oooc:=AVERAGE([.A116:.F116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table:formula="oooc:=AVERAGE([.A117:.F117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table:formula="oooc:=AVERAGE([.A118:.F118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ftp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  <table:table-cell table:formula="oooc:=AVERAGE([.A119:.F119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table:formula="oooc:=AVERAGE([.A120:.F120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table:formula="oooc:=AVERAGE([.A121:.F121])" office:value-type="float" office:value="58">
            <text:p>5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table:formula="oooc:=AVERAGE([.A122:.F122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table:formula="oooc:=AVERAGE([.A123:.F123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table:formula="oooc:=AVERAGE([.A124:.F124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table:formula="oooc:=AVERAGE([.A125:.F125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table:formula="oooc:=AVERAGE([.A126:.F126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table:formula="oooc:=AVERAGE([.A127:.F127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table:formula="oooc:=AVERAGE([.A128:.F128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table:formula="oooc:=AVERAGE([.A129:.F129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7" table:number-columns-repeated="2"/>
          <table:table-cell table:number-columns-repeated="242"/>
        </table:table-row>
        <table:table-row table:style-name="ro3" table:number-rows-repeated="6540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2:Sheet1.IV12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DejaVu Sans Condensed1" svg:font-family="'DejaVu Sans Condensed'" style:font-family-generic="swiss"/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3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3">02/13/2007</text:date>, <text:time>10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3T10:28:40</dc:date>
    <dc:language>en-US</dc:language>
    <meta:editing-cycles>8</meta:editing-cycles>
    <meta:editing-duration>PT51M33S</meta:editing-duration>
    <meta:user-defined meta:name="Info 1"/>
    <meta:user-defined meta:name="Info 2"/>
    <meta:user-defined meta:name="Info 3"/>
    <meta:user-defined meta:name="Info 4"/>
    <meta:document-statistic meta:table-count="3" meta:cell-count="908"/>
  </office:meta>
</office:document-meta>
</file>